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18"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19"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20"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21"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22"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23"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24"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25"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26"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27"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28"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29"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30"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31"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32"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33"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34" style:family="paragraph" style:parent-style-name="Standard">
      <style:text-properties style:font-name="calibri,arial" style:text-underline-style="none" fo:font-weight="bold" officeooo:rsid="00243276" officeooo:paragraph-rsid="00243276" style:font-weight-asian="bold" style:font-weight-complex="bold"/>
    </style:style>
    <style:style style:name="P35" style:family="paragraph" style:parent-style-name="Standard">
      <style:text-properties style:font-name="calibri,arial" style:text-underline-style="none" fo:font-weight="bold" officeooo:rsid="002514e6" officeooo:paragraph-rsid="002514e6" style:font-weight-asian="bold" style:font-weight-complex="bold"/>
    </style:style>
    <style:style style:name="P36" style:family="paragraph" style:parent-style-name="Standard">
      <style:text-properties style:font-name="calibri,arial" style:text-underline-style="none" fo:font-weight="bold" officeooo:rsid="00278958" officeooo:paragraph-rsid="00278958" style:font-weight-asian="bold" style:font-weight-complex="bold"/>
    </style:style>
    <style:style style:name="P37" style:family="paragraph" style:parent-style-name="Standard">
      <style:text-properties style:font-name="calibri,arial" style:text-underline-style="none" fo:font-weight="bold" officeooo:rsid="002c2f91" officeooo:paragraph-rsid="002c2f91" style:font-weight-asian="bold" style:font-weight-complex="bold"/>
    </style:style>
    <style:style style:name="P38" style:family="paragraph" style:parent-style-name="Standard">
      <style:text-properties style:font-name="calibri,arial" style:text-underline-style="none" fo:font-weight="bold" officeooo:rsid="002e7ccb" officeooo:paragraph-rsid="002e7ccb" style:font-weight-asian="bold" style:font-weight-complex="bold"/>
    </style:style>
    <style:style style:name="P39" style:family="paragraph" style:parent-style-name="Standard">
      <style:text-properties style:font-name="calibri,arial" style:text-underline-style="none" fo:font-weight="bold" officeooo:rsid="0031843a" officeooo:paragraph-rsid="0031843a" style:font-weight-asian="bold" style:font-weight-complex="bold"/>
    </style:style>
    <style:style style:name="P40" style:family="paragraph" style:parent-style-name="Standard">
      <style:text-properties style:font-name="calibri,arial" style:text-underline-style="none" fo:font-weight="bold" officeooo:rsid="004a151b" officeooo:paragraph-rsid="004a151b" style:font-weight-asian="bold" style:font-weight-complex="bold"/>
    </style:style>
    <style:style style:name="P41" style:family="paragraph" style:parent-style-name="Standard">
      <style:text-properties style:font-name="calibri,arial" style:text-underline-style="none" fo:font-weight="bold" officeooo:rsid="004ba1b6" officeooo:paragraph-rsid="004ba1b6" style:font-weight-asian="bold" style:font-weight-complex="bold"/>
    </style:style>
    <style:style style:name="P42" style:family="paragraph" style:parent-style-name="Standard">
      <style:text-properties style:font-name="calibri,arial" style:text-underline-style="none" fo:font-weight="bold" officeooo:rsid="00523b41" officeooo:paragraph-rsid="00523b41" style:font-weight-asian="bold" style:font-weight-complex="bold"/>
    </style:style>
    <style:style style:name="P43" style:family="paragraph" style:parent-style-name="Standard">
      <style:text-properties style:font-name="calibri,arial" style:text-underline-style="none" fo:font-weight="bold" officeooo:rsid="005242cc" officeooo:paragraph-rsid="005242cc" style:font-weight-asian="bold" style:font-weight-complex="bold"/>
    </style:style>
    <style:style style:name="P44" style:family="paragraph" style:parent-style-name="Standard">
      <style:text-properties style:font-name="calibri,arial" style:text-underline-style="none" fo:font-weight="bold" officeooo:rsid="0054c628" officeooo:paragraph-rsid="0054c628" style:font-weight-asian="bold" style:font-weight-complex="bold"/>
    </style:style>
    <style:style style:name="P45" style:family="paragraph" style:parent-style-name="Standard">
      <style:text-properties style:font-name="calibri,arial" style:text-underline-style="none" fo:font-weight="bold" officeooo:rsid="00554931" officeooo:paragraph-rsid="00554931" style:font-weight-asian="bold" style:font-weight-complex="bold"/>
    </style:style>
    <style:style style:name="P46"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47"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48"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49"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50"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51"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52"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53"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54"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55"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56"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57"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58"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59"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60"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61"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62"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63"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64"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65"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66"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67"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68"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69"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70"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71"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72"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73"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74"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75"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76"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77"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78"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79"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80"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81" style:family="paragraph" style:parent-style-name="Standard">
      <style:text-properties style:text-position="0% 100%" style:font-name="calibri,arial" style:text-underline-style="none" fo:font-weight="bold" officeooo:rsid="00583dac" officeooo:paragraph-rsid="00583dac" style:font-weight-asian="bold" style:font-weight-complex="bold"/>
    </style:style>
    <style:style style:name="P82"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83"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84"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85"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86"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87"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88"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fo:font-weight="normal" officeooo:rsid="005a3a11"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d4378" style:font-weight-asian="normal" style:font-weight-complex="normal"/>
    </style:style>
    <style:style style:name="T12" style:family="text">
      <style:text-properties style:text-position="sub 58%"/>
    </style:style>
    <style:style style:name="T13" style:family="text">
      <style:text-properties style:text-position="sub 58%" style:text-underline-style="none" fo:font-weight="normal" style:font-weight-asian="normal" style:font-weight-complex="normal"/>
    </style:style>
    <style:style style:name="T14" style:family="text">
      <style:text-properties style:text-position="sub 58%" officeooo:rsid="0045b61c"/>
    </style:style>
    <style:style style:name="T15" style:family="text">
      <style:text-properties style:text-position="sub 58%" fo:font-weight="normal" style:font-weight-asian="normal" style:font-weight-complex="normal"/>
    </style:style>
    <style:style style:name="T16" style:family="text">
      <style:text-properties style:text-position="sub 58%" fo:font-weight="normal" officeooo:rsid="004ba1b6" style:font-weight-asian="normal" style:font-weight-complex="normal"/>
    </style:style>
    <style:style style:name="T17" style:family="text">
      <style:text-properties style:text-position="sub 58%" fo:font-weight="bold" style:font-weight-asian="bold" style:font-weight-complex="bold"/>
    </style:style>
    <style:style style:name="T18" style:family="text">
      <style:text-properties style:text-position="0% 100%"/>
    </style:style>
    <style:style style:name="T19" style:family="text">
      <style:text-properties style:text-position="0% 100%" style:text-underline-style="none" fo:font-weight="normal" style:font-weight-asian="normal" style:font-weight-complex="normal"/>
    </style:style>
    <style:style style:name="T20" style:family="text">
      <style:text-properties style:text-position="0% 100%" style:text-underline-style="none" fo:font-weight="normal" officeooo:rsid="002fd01e" style:font-weight-asian="normal" style:font-weight-complex="normal"/>
    </style:style>
    <style:style style:name="T21" style:family="text">
      <style:text-properties style:text-position="0% 100%" officeooo:rsid="00332506"/>
    </style:style>
    <style:style style:name="T22" style:family="text">
      <style:text-properties style:text-position="0% 100%" officeooo:rsid="00393413"/>
    </style:style>
    <style:style style:name="T23" style:family="text">
      <style:text-properties style:text-position="0% 100%" officeooo:rsid="0043f828"/>
    </style:style>
    <style:style style:name="T24" style:family="text">
      <style:text-properties style:text-position="0% 100%" officeooo:rsid="0044d441"/>
    </style:style>
    <style:style style:name="T25" style:family="text">
      <style:text-properties style:text-position="0% 100%" officeooo:rsid="0045b61c"/>
    </style:style>
    <style:style style:name="T26" style:family="text">
      <style:text-properties style:text-position="0% 100%" fo:font-weight="bold" style:font-weight-asian="bold" style:font-weight-complex="bold"/>
    </style:style>
    <style:style style:name="T27" style:family="text">
      <style:text-properties style:text-position="0% 100%" fo:font-weight="bold" officeooo:rsid="004a151b" style:font-weight-asian="bold" style:font-weight-complex="bold"/>
    </style:style>
    <style:style style:name="T28" style:family="text">
      <style:text-properties style:text-position="0% 100%" officeooo:rsid="004752a3"/>
    </style:style>
    <style:style style:name="T29" style:family="text">
      <style:text-properties style:text-position="0% 100%" officeooo:rsid="0048c5b1"/>
    </style:style>
    <style:style style:name="T30" style:family="text">
      <style:text-properties style:text-position="0% 100%" fo:font-weight="normal" style:font-weight-asian="normal" style:font-weight-complex="normal"/>
    </style:style>
    <style:style style:name="T31" style:family="text">
      <style:text-properties style:text-position="0% 100%" fo:font-weight="normal" officeooo:rsid="004ba1b6" style:font-weight-asian="normal" style:font-weight-complex="normal"/>
    </style:style>
    <style:style style:name="T32" style:family="text">
      <style:text-properties style:text-position="0% 100%" officeooo:rsid="004c4fff"/>
    </style:style>
    <style:style style:name="T33" style:family="text">
      <style:text-properties style:text-position="super 58%"/>
    </style:style>
    <style:style style:name="T34" style:family="text">
      <style:text-properties style:text-position="super 58%"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46"/>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34">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35"><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36"><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37">Introduction</text:p>
      <text:p text:style-name="P3"><text:span text:style-name="T10">A goal-based agent has to decide the order to execute actions so that a goal state is achieved. </text:span><text:span text:style-name="T11">A sequence of actions has to be computed that is as optimum as possible (e.g. not time-intensive, doesn’t use much memory/resources). </text:span></text:p>
      <text:p text:style-name="P17"/>
      <text:p text:style-name="P18">Problem formulation: Describe goal, relevant states of the world (environment), possible actions, optimality criterion. </text:p>
      <text:p text:style-name="P18">Search: Looking for a sequence of actions – leads to goal state, is optimal. </text:p>
      <text:p text:style-name="P18"/>
      <text:p text:style-name="P38">Problem Formulation</text:p>
      <text:p text:style-name="P19">Determine set S of possible states</text:p>
      <text:p text:style-name="P4"><text:span text:style-name="T10">Problem given by: set S, start state (S</text:span><text:span text:style-name="T13">start</text:span><text:span text:style-name="T19">), </text:span><text:span text:style-name="T20">set of </text:span><text:span text:style-name="T19">goal state</text:span><text:span text:style-name="T20">s</text:span><text:span text:style-name="T19"> (S</text:span><text:span text:style-name="T13">goal</text:span><text:span text:style-name="T19">), </text:span><text:span text:style-name="T20">set A of possible actions that take agent from one S state to another, cost function for stating expense of each action.</text:span></text:p>
      <text:p text:style-name="P47"/>
      <text:p text:style-name="P48"><text:soft-page-break/>Actions do not get names – instead list all the states that are reachable from the current state through only one action.</text:p>
      <text:p text:style-name="P48"/>
      <text:p text:style-name="P49">If all actions are equally expensive, assume cost(a) = 1 for all actions a</text:p>
      <text:p text:style-name="P49"/>
      <text:p text:style-name="P5"><text:span text:style-name="T19">Solution is a sequence [ ] of actions that when performed in S</text:span><text:span text:style-name="T13">start</text:span><text:span text:style-name="T19">, the agent reaches S</text:span><text:span text:style-name="T13">goal</text:span><text:span text:style-name="T19">. </text:span></text:p>
      <text:p text:style-name="P50">Optimal solution if no less expensive one possible.</text:p>
      <text:p text:style-name="P1"/>
      <text:p text:style-name="P20">Actions are abstracted into arrows </text:p>
      <text:p text:style-name="P20">From a current state to all successor states</text:p>
      <text:p text:style-name="P20">Use s’ to indicate a predecessor of state s</text:p>
      <text:p text:style-name="P20"/>
      <text:p text:style-name="P20">State space is abstracted</text:p>
      <text:p text:style-name="P20">Abstract state: set of real states</text:p>
      <text:p text:style-name="P20">Abstract action: complex combination of real actions (e.g. travel: rests, traffic, routes, detours)</text:p>
      <text:p text:style-name="P20">Guaranteed realisability: any real state “in Arad” gets to real state “in Zerind”</text:p>
      <text:p text:style-name="P20">Abstract solution: Set of real paths that are solutions in real world</text:p>
      <text:p text:style-name="P20">State space (total number of states) is exponential</text:p>
      <text:p text:style-name="P20">Therefore can’t store whole graph explicitly – remains imaginary</text:p>
      <text:p text:style-name="P20"/>
      <text:p text:style-name="P39">Assume these are given </text:p>
      <text:p text:style-name="P21">Start state S<text:span text:style-name="T12">start</text:span><text:span text:style-name="T18"> </text:span></text:p>
      <text:p text:style-name="P21"><text:span text:style-name="T18">Description of actions: if in state s, then states s</text:span><text:span text:style-name="T12">1</text:span><text:span text:style-name="T18">, …, s</text:span><text:span text:style-name="T12">n</text:span><text:span text:style-name="T18"> can be reached by an action</text:span></text:p>
      <text:p text:style-name="P52">Description of goal states</text:p>
      <text:p text:style-name="P52"/>
      <text:p text:style-name="P52">Search: systematic exploration of a search tree. Consists of all possible paths of states until goal state reached. </text:p>
      <text:p text:style-name="P52"/>
      <text:p text:style-name="P52">Can have a path of length 0 (just start/current state)</text:p>
      <text:p text:style-name="P52"/>
      <text:p text:style-name="P52">Search algorithm: Method of exploration of search tree</text:p>
      <text:p text:style-name="P52">Start state: root of search tree</text:p>
      <text:p text:style-name="P52">Expanding paths/states: Assing successor states to a path by applying actions</text:p>
      <text:p text:style-name="P52"/>
      <text:p text:style-name="P52">Pseudocode algorithms: Abstract from implementation details. Some steps/subroutines are unspecified</text:p>
      <text:p text:style-name="P53"/>
      <text:p text:style-name="P22"><text:span text:style-name="T18">1) Input s</text:span><text:span text:style-name="T12">0</text:span><text:span text:style-name="T18">, start state</text:span></text:p>
      <text:p text:style-name="P54">2) Input method – produce the successor states of a state (expand it)</text:p>
      <text:p text:style-name="P54">3) Input method – check if the state is a goal state</text:p>
      <text:p text:style-name="P54"/>
      <text:p text:style-name="P22"><text:span text:style-name="T18">4) Set frontier (/agenda) – contains paths. Initialise with {s</text:span><text:span text:style-name="T12">0</text:span><text:span text:style-name="T18">}</text:span></text:p>
      <text:p text:style-name="P23"><text:span text:style-name="T18">5) </text:span><text:span text:style-name="T21">Select and remove from frontier – expands it. Only occurs while frontier is not empty</text:span></text:p>
      <text:p text:style-name="P55">6a) Terminate and return path if final state is a goal</text:p>
      <text:p text:style-name="P55">6b) Add to frontier all paths obtained by expanding (+1 successor) the removed path</text:p>
      <text:p text:style-name="P55"/>
      <text:p text:style-name="P55">7) Repeat by selecting and removing a path from the updated frontier</text:p>
      <text:p text:style-name="P55"/>
      <text:p text:style-name="P68">Open gaps in the generic algorithm</text:p>
      <text:p text:style-name="P24"><text:soft-page-break/><text:span text:style-name="T18">Which path is s</text:span><text:span text:style-name="T22">e</text:span><text:span text:style-name="T18">lected (&amp; removed) from the frontier in each iteration of the loop</text:span></text:p>
      <text:p text:style-name="P25"><text:span text:style-name="T18">Aka which s</text:span><text:span text:style-name="T12">0</text:span><text:span text:style-name="T18"> … s</text:span><text:span text:style-name="T12">k</text:span><text:span text:style-name="T18"> is expanded or selected for expansion</text:span></text:p>
      <text:p text:style-name="P26"><text:span text:style-name="T18">Alternatively which state s</text:span><text:span text:style-name="T12">k</text:span><text:span text:style-name="T18"> will be expanded (not as specific as required, in some cases)</text:span></text:p>
      <text:p text:style-name="P56"/>
      <text:p text:style-name="P27"><text:span text:style-name="T18">Given s</text:span><text:span text:style-name="T12">0</text:span><text:span text:style-name="T18"> … s</text:span><text:span text:style-name="T12">k</text:span><text:span text:style-name="T18"> (a path that has been expanded) how should the expansions be added to frontier?</text:span></text:p>
      <text:p text:style-name="P57"/>
      <text:p text:style-name="P58">Adding the expansions can be done in any way - ‘don’t care non-determinism’</text:p>
      <text:p text:style-name="P59">Choosing a way to select a path is done with different strategies</text:p>
      <text:p text:style-name="P59"/>
      <text:p text:style-name="P69">Breadth first search</text:p>
      <text:p text:style-name="P60"/>
      <text:p text:style-name="P28"><text:span text:style-name="T18">1) Expand s</text:span><text:span text:style-name="T12">0</text:span><text:span text:style-name="T18"> to give paths with its immediate sucessor – all paths of length 1</text:span></text:p>
      <text:p text:style-name="P60">2) Expand all paths of length 1 – give paths of length 2</text:p>
      <text:p text:style-name="P60">3) Repeat until no more paths to be added</text:p>
      <text:p text:style-name="P60"/>
      <text:p text:style-name="P28"><text:span text:style-name="T18">General: </text:span><text:span text:style-name="T23">Select (expand) all pa</text:span><text:span text:style-name="T24">th</text:span><text:span text:style-name="T23">s of depth n before depth n + 1</text:span></text:p>
      <text:p text:style-name="P61"/>
      <text:p text:style-name="P29"><text:span text:style-name="T23">P</text:span><text:span text:style-name="T18">seudocode:</text:span></text:p>
      <text:p text:style-name="P29"><text:span text:style-name="T18">1) </text:span><text:span text:style-name="T25">Input start state s</text:span><text:span text:style-name="T14">0</text:span></text:p>
      <text:p text:style-name="P62">2) Input the successors of each s</text:p>
      <text:p text:style-name="P62">3) Input a test goal s checking whether s is a goal state</text:p>
      <text:p text:style-name="P62"/>
      <text:p text:style-name="P30"><text:span text:style-name="T18">4) Set frontier – initialise with s</text:span><text:span text:style-name="T12">0</text:span></text:p>
      <text:p text:style-name="P70"><text:span text:style-name="T18">5) Select and remove from frontier the path s</text:span><text:span text:style-name="T12">0</text:span><text:span text:style-name="T18"> … s</text:span><text:span text:style-name="T12">k</text:span><text:span text:style-name="T18"> </text:span><text:span text:style-name="T26">first</text:span><text:span text:style-name="T18"> added to the frontier</text:span></text:p>
      <text:p text:style-name="P62">6a) Terminate and return path if final state is a goal (goal(s) is True)</text:p>
      <text:p text:style-name="P30"><text:span text:style-name="T18">6b) Add to frontier the path s</text:span><text:span text:style-name="T12">0</text:span><text:span text:style-name="T18">...s</text:span><text:span text:style-name="T12">k</text:span><text:span text:style-name="T18">s for every success s of s</text:span><text:span text:style-name="T12">k</text:span></text:p>
      <text:p text:style-name="P72"/>
      <text:p text:style-name="P30"><text:span text:style-name="T18">7) </text:span><text:span text:style-name="T28">Repeat with next iteration of while </text:span><text:span text:style-name="T29">with updated frontier</text:span></text:p>
      <text:p text:style-name="P63"/>
      <text:p text:style-name="P40"><text:span text:style-name="T29">D</text:span><text:span text:style-name="T18">epth first search</text:span></text:p>
      <text:p text:style-name="P64"/>
      <text:p text:style-name="P64">1) Select (expand) start state to give tree of depth 1</text:p>
      <text:p text:style-name="P40"><text:span text:style-name="T30">2) Select one of the paths resulting from 1</text:span><text:span text:style-name="T34">st</text:span><text:span text:style-name="T30"> step</text:span></text:p>
      <text:p text:style-name="P40"><text:span text:style-name="T30">3) Select and expand one of the paths from the 2</text:span><text:span text:style-name="T34">nd</text:span><text:span text:style-name="T30"> step</text:span></text:p>
      <text:p text:style-name="P64">4) Continue selecting and expanding a path from the previous step</text:p>
      <text:p text:style-name="P64"/>
      <text:p text:style-name="P40"><text:span text:style-name="T30">General: Select and expand s</text:span><text:span text:style-name="T15">0</text:span><text:span text:style-name="T30">. Always select the longest (deepest) path that resulted from the previous step. Follow one “branch” of the search tree</text:span></text:p>
      <text:p text:style-name="P64"/>
      <text:p text:style-name="P64">Psuedocode: </text:p>
      <text:p text:style-name="P40"><text:span text:style-name="T30">1) Input state state s</text:span><text:span text:style-name="T15">0</text:span></text:p>
      <text:p text:style-name="P64">2) Input for each s the successors of s</text:p>
      <text:p text:style-name="P64">3) Input a test goal(s) checking whether s is a goal state</text:p>
      <text:p text:style-name="P64"/>
      <text:p text:style-name="P40"><text:span text:style-name="T30">4) Initialise the frontier with {s</text:span><text:span text:style-name="T15">0</text:span><text:span text:style-name="T30">}</text:span></text:p>
      <text:p text:style-name="P71"><text:span text:style-name="T18">5) Select and remove from frontier the path s</text:span><text:span text:style-name="T12">0</text:span><text:span text:style-name="T18"> … s</text:span><text:span text:style-name="T12">k</text:span><text:span text:style-name="T18"> </text:span><text:span text:style-name="T27">last</text:span><text:span text:style-name="T18"> added to the frontier</text:span></text:p>
      <text:p text:style-name="P40"><text:span text:style-name="T30">6</text:span><text:span text:style-name="T31">a) If s</text:span><text:span text:style-name="T16">k</text:span><text:span text:style-name="T31"> is a goal state then return s</text:span><text:span text:style-name="T16">0</text:span><text:span text:style-name="T31">...s</text:span><text:span text:style-name="T16">k</text:span><text:span text:style-name="T31"> and terminate</text:span></text:p>
      <text:p text:style-name="P41"><text:span text:style-name="T30">6b) For every success s of s</text:span><text:span text:style-name="T15">k</text:span><text:span text:style-name="T30"> add s</text:span><text:span text:style-name="T15">0</text:span><text:span text:style-name="T30"> … s</text:span><text:span text:style-name="T15">k</text:span><text:span text:style-name="T30">s to the frontier</text:span></text:p>
      <text:p text:style-name="P51"><text:soft-page-break/>7) Repeat with the updated frontier from 5)</text:p>
      <text:p text:style-name="P51"/>
      <text:p text:style-name="P41"><text:span text:style-name="T32">Comparing P</text:span><text:span text:style-name="T18">roperties of Search Strategies</text:span></text:p>
      <text:p text:style-name="P51">Completeness: Is an existing solution always found? BFS yes, DFS no</text:p>
      <text:p text:style-name="P51">Optimality: Is the shortest (least expensive) path solution always found? BFS yes, DFS no</text:p>
      <text:p text:style-name="P51">Time complexity: How many paths are generated for each? Unknown as yet</text:p>
      <text:p text:style-name="P51">Space complexity: What is the maximum number of paths in the frontier (memory)? Unknown</text:p>
      <text:p text:style-name="P51"/>
      <text:p text:style-name="P51">Time/space cemplexity measurements:</text:p>
      <text:p text:style-name="P41"><text:span text:style-name="T30">b: maximum branching factor of the search tree. Maximum number of successor states of a state in the state space. i.e. the maximum number of successors of any state s</text:span><text:span text:style-name="T15">k</text:span></text:p>
      <text:p text:style-name="P41"><text:span text:style-name="T30">d: depth of the optimal solution. Length of shortest path possible from s</text:span><text:span text:style-name="T15">0</text:span><text:span text:style-name="T30">...s</text:span><text:span text:style-name="T15">goal</text:span></text:p>
      <text:p text:style-name="P51">m: maximum depth of the state space. Longest length of paths in the state space. Can be infinite (e.g. if there is a loop). </text:p>
      <text:p text:style-name="P51"/>
      <text:p text:style-name="P67">Properties of Breadth First Search</text:p>
      <text:p text:style-name="P67"><text:span text:style-name="T6">Number of paths of </text:span>exactly <text:span text:style-name="T6">length d with max branching factor b = b</text:span><text:span text:style-name="T34">d</text:span></text:p>
      <text:p text:style-name="P67"><text:span text:style-name="T6">Number of paths of </text:span>maximum<text:span text:style-name="T6"> length d = 1 + b + b</text:span><text:span text:style-name="T34">2</text:span><text:span text:style-name="T15"> </text:span><text:span text:style-name="T6">+ … + b</text:span><text:span text:style-name="T34">d</text:span></text:p>
      <text:p text:style-name="P65"/>
      <text:p text:style-name="P67"><text:span text:style-name="T6">If shortest path s</text:span><text:span text:style-name="T15">0</text:span><text:span text:style-name="T6"> … s</text:span><text:span text:style-name="T15">k</text:span><text:span text:style-name="T6"> has length d, largest possible number of selected state paths before reaching s</text:span><text:span text:style-name="T15">goal</text:span><text:span text:style-name="T6"> is exponential. 1 + b + b</text:span><text:span text:style-name="T34">2</text:span><text:span text:style-name="T6"> + … + b</text:span><text:span text:style-name="T34">d</text:span></text:p>
      <text:p text:style-name="P65"/>
      <text:p text:style-name="P67"><text:span text:style-name="T6">If shortest path s</text:span><text:span text:style-name="T15">0 </text:span><text:span text:style-name="T6">… s</text:span><text:span text:style-name="T15">k</text:span><text:span text:style-name="T6"> has length d, max frontier size = b</text:span><text:span text:style-name="T34">d</text:span><text:span text:style-name="T6">. Memory requirement exponential </text:span></text:p>
      <text:p text:style-name="P65"/>
      <text:p text:style-name="P65">Complete, optional</text:p>
      <text:p text:style-name="P65"/>
      <text:p text:style-name="P66">d = length of shortest path from s<text:span text:style-name="T12">0</text:span> <text:span text:style-name="T5">to s</text:span><text:span text:style-name="T17">goal</text:span></text:p>
      <text:p text:style-name="P65"/>
      <text:p text:style-name="P67">Properties of Depth First Search</text:p>
      <text:p text:style-name="P65"/>
      <text:p text:style-name="P32">m = length of longest path from s<text:span text:style-name="T12">0</text:span><text:span text:style-name="T18"> </text:span><text:span text:style-name="T26">possible</text:span></text:p>
      <text:p text:style-name="P66"/>
      <text:p text:style-name="P31">If longest length of path from s<text:span text:style-name="T12">0</text:span><text:span text:style-name="T18"> = m, max number of selected paths before reaching s</text:span><text:span text:style-name="T12">goal</text:span><text:span text:style-name="T18"> = 1 + b + b</text:span><text:span text:style-name="T33">2</text:span><text:span text:style-name="T18"> + … + b</text:span><text:span text:style-name="T33">m</text:span><text:span text:style-name="T18"> (exponential). M may be infinite – DFS wouldn’t terminate</text:span></text:p>
      <text:p text:style-name="P74"/>
      <text:p text:style-name="P74">If length of longest possible path is m, frontier will max contain b x m paths</text:p>
      <text:p text:style-name="P75">M may be infinite – space requirement will potentially (worst case) be</text:p>
      <text:p text:style-name="P75"/>
      <text:p text:style-name="P33"><text:span text:style-name="T18">If a path to s</text:span><text:span text:style-name="T12">goal</text:span><text:span text:style-name="T18"> is found, memory req is much less than BFS (b</text:span><text:span text:style-name="T33">d</text:span><text:span text:style-name="T18">)</text:span></text:p>
      <text:p text:style-name="P75"/>
      <text:p text:style-name="P75">Not complete, not optimal – only selects longest path, therefore would likely find longest to goal</text:p>
      <text:p text:style-name="P74"/>
      <text:p text:style-name="P1">Slide Set 2</text:p>
      <text:p text:style-name="P1"/>
      <text:p text:style-name="P42">Uninformed search tree algorithms</text:p>
      <text:p text:style-name="P85">BFS: Complete, expensive</text:p>
      <text:p text:style-name="P85">DFS: Incomplete, desirable space complexity</text:p>
      <text:p text:style-name="P85"/>
      <text:p text:style-name="P43"><text:soft-page-break/>Depth Limited Search</text:p>
      <text:p text:style-name="P86"/>
      <text:p text:style-name="P86">Desirable space complexity</text:p>
      <text:p text:style-name="P86">If wrong path expanded, will be very time intensive (/never terminate)</text:p>
      <text:p text:style-name="P87">Combat: introduce a depth limit on paths to be expanded</text:p>
      <text:p text:style-name="P87">Useful: If max length of solution is known</text:p>
      <text:p text:style-name="P87"/>
      <text:p text:style-name="P87">Pseudocode: </text:p>
      <text:p text:style-name="P44"><text:span text:style-name="T6">1) Input s</text:span><text:span text:style-name="T15">0</text:span></text:p>
      <text:p text:style-name="P76">2) Input the successors of all s </text:p>
      <text:p text:style-name="P76">3) Input test goal(s) checking if s is a goal</text:p>
      <text:p text:style-name="P88">4) Input a non-negative (0+) integer DepthLimit</text:p>
      <text:p text:style-name="P76"/>
      <text:p text:style-name="P44"><text:span text:style-name="T30">5) Initialise frontier with {s</text:span><text:span text:style-name="T15">0</text:span><text:span text:style-name="T30">}</text:span></text:p>
      <text:p text:style-name="P44"><text:span text:style-name="T30">6) While frontier is not empty, select and remove from frontier s</text:span><text:span text:style-name="T15">0</text:span><text:span text:style-name="T30">...s</text:span><text:span text:style-name="T15">k</text:span><text:span text:style-name="T30"> </text:span><text:span text:style-name="T18">last</text:span><text:span text:style-name="T30"> added</text:span></text:p>
      <text:p text:style-name="P44"><text:span text:style-name="T30">7a) If s</text:span><text:span text:style-name="T15">k</text:span><text:span text:style-name="T30"> is a goal, return s</text:span><text:span text:style-name="T15">0</text:span><text:span text:style-name="T30">...s</text:span><text:span text:style-name="T15">k</text:span><text:span text:style-name="T30"> then terminate</text:span></text:p>
      <text:p text:style-name="P44"><text:span text:style-name="T30">7b) If k &lt; DepthLimit (therefore another iteration would also be valid without exceeding the limit) then add path s</text:span><text:span text:style-name="T15">0</text:span><text:span text:style-name="T30">...s</text:span><text:span text:style-name="T15">k</text:span><text:span text:style-name="T30">s to frontier for every successor s of s</text:span><text:span text:style-name="T15">k</text:span></text:p>
      <text:p text:style-name="P76"/>
      <text:p text:style-name="P77">Properties:</text:p>
      <text:p text:style-name="P45"><text:span text:style-name="T30">Not complete – only found if length of </text:span><text:span text:style-name="T18">shortest</text:span><text:span text:style-name="T30"> path to a goal is lower than the depth limit</text:span></text:p>
      <text:p text:style-name="P77">Not optimal – The found solution is not guaranteed to be the shortest possible</text:p>
      <text:p text:style-name="P45"><text:span text:style-name="T30">Time complexity – If l is the limit, max number of paths selected = 1 + b + b</text:span><text:span text:style-name="T34">2</text:span><text:span text:style-name="T30"> + … + b</text:span><text:span text:style-name="T34">l</text:span><text:span text:style-name="T15"> </text:span><text:span text:style-name="T30">(expon)</text:span></text:p>
      <text:p text:style-name="P77">space complexity – If l is the limit, max cardinality of frontier = is bl (b x l)</text:p>
      <text:p text:style-name="P77"/>
      <text:p text:style-name="P80">Iterative Deepening</text:p>
      <text:p text:style-name="P80"><text:span text:style-name="T6"/></text:p>
      <text:p text:style-name="P81"><text:span text:style-name="T6">Complete alternative to DLS – useful if max depth of solution is not known</text:span></text:p>
      <text:p text:style-name="P81"><text:span text:style-name="T6">1) Start with n = 0 – do DLS for this, if solution found (i.e. current state is a goal), return</text:span></text:p>
      <text:p text:style-name="P81"><text:span text:style-name="T6">2) If s not goal, repeat step 1 with depth n = n+1</text:span></text:p>
      <text:p text:style-name="P81"><text:span text:style-name="T6"/></text:p>
      <text:p text:style-name="P82"><text:span text:style-name="T6">Psedocode:</text:span></text:p>
      <text:p text:style-name="P82"><text:span text:style-name="T6">0) DLS is called as a subroutine</text:span></text:p>
      <text:p text:style-name="P82"><text:span text:style-name="T6"/></text:p>
      <text:p text:style-name="P82"><text:span text:style-name="T6">1) Input start state s</text:span><text:span text:style-name="T15">0</text:span></text:p>
      <text:p text:style-name="P82"><text:span text:style-name="T6">2) Input successors of s for each state s in the state space</text:span></text:p>
      <text:p text:style-name="P82"><text:span text:style-name="T6">3) Input test routine goal(s) checking whether s is a goal state</text:span></text:p>
      <text:p text:style-name="P76"/>
      <text:p text:style-name="P78">4) Initialise DepthLimit with value 0</text:p>
      <text:p text:style-name="P78">5) Repeat the below until False</text:p>
      <text:p text:style-name="P78">6) Set Result to depth_limited_search(DepthLimit)</text:p>
      <text:p text:style-name="P78">7a) If Result is a path s<text:span text:style-name="T12">0</text:span>...s<text:span text:style-name="T12">k</text:span> then return the selected path and terminate</text:p>
      <text:p text:style-name="P78">7b) Otherwise increment DepthLimit (DepthLimit = DepthLimit + 1)</text:p>
      <text:p text:style-name="P78"/>
      <text:p text:style-name="P78">Properties:</text:p>
      <text:p text:style-name="P78">Complete – solution always found if one exists</text:p>
      <text:p text:style-name="P78">Optimal – solution found is guaranteed to be the shortest possible</text:p>
      <text:p text:style-name="P78"/>
      <text:p text:style-name="P78"><text:soft-page-break/>If d is the length of the shortest solution path, max number of selected paths = 1 + (1+b) + (1+b+b<text:span text:style-name="T33">2</text:span>) + (1 + b + b<text:span text:style-name="T33">2</text:span> + b<text:span text:style-name="T33">3</text:span>) + … + (1 + b + b<text:span text:style-name="T33">2</text:span> + b<text:span text:style-name="T33">3</text:span> + … + b<text:span text:style-name="T33">d</text:span>)</text:p>
      <text:p text:style-name="P78"/>
      <text:p text:style-name="P78">If d is as above, max cardinality of frontier = bd</text:p>
      <text:p text:style-name="P78"/>
      <text:p text:style-name="P82">IDS vs BFS</text:p>
      <text:p text:style-name="P82"><text:span text:style-name="T6">IDS regenerates paths in each iteration – tree is regenerated to depth d-1 after each DLS iteration (until only the goal is left)</text:span></text:p>
      <text:p text:style-name="P82"><text:span text:style-name="T6">This means IDS takes a bit more time, but saves </text:span>lots<text:span text:style-name="T6"> of memory</text:span></text:p>
      <text:p text:style-name="P82"><text:span text:style-name="T6"/></text:p>
      <text:p text:style-name="P82">Avoiding Repeated States</text:p>
      <text:p text:style-name="P82"><text:span text:style-name="T6">Least effective &amp; least computational overhead</text:span></text:p>
      <text:p text:style-name="P82"><text:span text:style-name="T6">1) Do not return to state immediately preceding the current one</text:span></text:p>
      <text:p text:style-name="P82"><text:span text:style-name="T6">2) Do not create paths with cycles (two occurrences of same state)</text:span></text:p>
      <text:p text:style-name="P82"><text:span text:style-name="T6">3) Do not create paths that contain states included within a previously created path</text:span></text:p>
      <text:p text:style-name="P82"><text:span text:style-name="T6">Most effective, largest computational overhead</text:span></text:p>
      <text:p text:style-name="P82"><text:span text:style-name="T6">Trade off between cost of extra search </text:span><text:span text:style-name="T9">(if loops were included) </text:span><text:span text:style-name="T6">and cost of checking for repeated states</text:span></text:p>
      <text:p text:style-name="P82"><text:span text:style-name="T6"/></text:p>
      <text:p text:style-name="P83">Bi-directional search</text:p>
      <text:p text:style-name="P83"><text:span text:style-name="T6">One direction – forwards from initial state. Second dir (simultaneous) – backwards from s</text:span><text:span text:style-name="T15">goal</text:span></text:p>
      <text:p text:style-name="P83"><text:span text:style-name="T6">Must determine goal state’s predecessors, then those etc.</text:span></text:p>
      <text:p text:style-name="P83"><text:span text:style-name="T6"/></text:p>
      <text:p text:style-name="P84"><text:span text:style-name="T6">1) Often much more efficient</text:span></text:p>
      <text:p text:style-name="P84"><text:span text:style-name="T6">2) Do 2 searches of depth d/2 vs. 1 search of depth d</text:span></text:p>
      <text:p text:style-name="P84"><text:span text:style-name="T6">3) Can combine different search strategies for each direction (rather than same for both)</text:span></text:p>
      <text:p text:style-name="P84"><text:span text:style-name="T6"/></text:p>
      <text:p text:style-name="P84"><text:span text:style-name="T6">4) Must be able to generate state predecessors</text:span></text:p>
      <text:p text:style-name="P84"><text:span text:style-name="T6">5) Needs efficient way to check if an added state appears in the other search</text:span></text:p>
      <text:p text:style-name="P84"><text:span text:style-name="T6">6) Impractical for large d</text:span></text:p>
      <text:p text:style-name="P84"><text:span text:style-name="T6">7) Memory requirement of b</text:span><text:span text:style-name="T34">d / 2</text:span></text:p>
      <text:p text:style-name="P76"/>
      <text:p text:style-name="P79"/>
      <text:p text:style-name="P1">Slide Set 3</text:p>
      <text:p text:style-name="P1"/>
      <text:p text:style-name="P1">Slide Set 4</text:p>
      <text:p text:style-name="P1"/>
      <text:p text:style-name="P1"/>
      <text:p text:style-name="P2">Logic</text:p>
      <text:p text:style-name="P1">Slide Set 1</text:p>
      <text:p text:style-name="P1"/>
      <text:p text:style-name="P1">Slide Set 2</text:p>
      <text:p text:style-name="P1"/>
      <text:p text:style-name="P1"/>
      <text:p text:style-name="P2">Uncertainty</text:p>
      <text:p text:style-name="P1">Slide Set 1</text:p>
      <text:p text:style-name="P1"/>
      <text:p text:style-name="P1">Slide Set 2</text:p>
      <text:p text:style-name="P1"/>
      <text:p text:style-name="P1"><text:soft-page-break/></text:p>
      <text:p text:style-name="P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12:00:47.538669593</dc:date>
    <meta:editing-duration>PT3H37M28S</meta:editing-duration>
    <meta:editing-cycles>63</meta:editing-cycles>
    <meta:document-statistic meta:table-count="0" meta:image-count="0" meta:object-count="0" meta:page-count="8" meta:paragraph-count="204" meta:word-count="2386" meta:character-count="14200" meta:non-whitespace-character-count="11976"/>
  </office:meta>
</office:document-meta>
</file>